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824cm" svg:height="1.471cm" draw:transform="rotate (0.386241363466345) translate (3.8932447260881cm 2.6144655890425cm)" svg:viewBox="0 0 825 1472" svg:d="M49 250c-93 366-60 969 150 1211 61 68 475-183 468-280-41-173-7-657 140-942 147-284-664-355-758 11z">
          <text:p/>
        </draw:path>
        <draw:path draw:style-name="gr2" draw:text-style-name="P1" draw:layer="layout" svg:width="0.903cm" svg:height="0.661cm" draw:transform="rotate (-2.15757602131539) translate (4.85999110710379cm 2.48861510383229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551cm" svg:height="0.362cm" draw:transform="skewX (0.00209439510239316) rotate (-2.1547834945122) translate (5.06811288706631cm 3.5208130490873cm)" svg:viewBox="0 0 552 363" svg:d="M286 362c113-10 224-94 258-165 33-71-42-132-128-168-85-34-177-43-285 2-107 45-173 120-101 212 72 91 144 129 256 119z">
          <text:p/>
        </draw:path>
        <draw:path draw:style-name="gr1" draw:text-style-name="P1" draw:layer="layout" svg:width="0.824cm" svg:height="1.471cm" draw:transform="rotate (0.386241363466345) translate (4.8932447260881cm 2.6154655890425cm)" svg:viewBox="0 0 825 1472" svg:d="M49 250c-93 366-60 969 150 1211 61 68 475-183 468-280-41-173-7-657 140-942 147-284-664-355-758 11z">
          <text:p/>
        </draw:path>
        <draw:path draw:style-name="gr2" draw:text-style-name="P1" draw:layer="layout" svg:width="0.903cm" svg:height="0.661cm" draw:transform="rotate (-2.15757602131539) translate (5.8599911071038cm 2.489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551cm" svg:height="0.362cm" draw:transform="skewX (0.00209439510239316) rotate (-2.1547834945122) translate (6.06811288706631cm 3.5218130490873cm)" svg:viewBox="0 0 552 363" svg:d="M286 362c113-10 224-94 258-165 33-71-42-132-128-168-85-34-177-43-285 2-107 45-173 120-101 212 72 91 144 129 256 11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7:23.151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